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_20_Full_20_Page">
      <style:paragraph-properties fo:text-align="end" style:justify-single-word="false"/>
    </style:style>
    <style:style style:name="P3" style:family="paragraph" style:parent-style-name="Text_20_Body_20_Full_20_Page" style:master-page-name="Standard">
      <style:paragraph-properties style:page-number="auto"/>
    </style:style>
    <style:style style:name="T1" style:family="text">
      <style:text-properties style:use-window-font-color="true" style:font-name="Georgia" fo:font-size="10pt" fo:letter-spacing="0.004cm" fo:language="cs" fo:country="CZ" fo:font-style="italic" officeooo:rsid="42bee92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" style:family="text">
      <style:text-properties officeooo:rsid="45d99fd3"/>
    </style:style>
    <style:style style:name="T3" style:family="text">
      <style:text-properties officeooo:rsid="45de25c0"/>
    </style:style>
    <style:style style:name="T4" style:family="text">
      <style:text-properties officeooo:rsid="45dfb14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rah<text:span text:style-name="T2">ý</text:span> Balie,</text:p>
      <text:p text:style-name="Text_20_Body_20_Full_20_Page"><text:tab/>Od t<text:span text:style-name="T2">é</text:span> doby, co jsem nechal zav<text:span text:style-name="T2">ří</text:span>t d<text:span text:style-name="T2">ů</text:span>l, jsou s t<text:span text:style-name="T2">ě</text:span>mi mrzk<text:span text:style-name="T2">ý</text:span>mi <text:span text:style-name="T2">horníky</text:span> jen sam<text:span text:style-name="T2">é</text:span> pot<text:span text:style-name="T2">íž</text:span>e. <text:span text:style-name="T2">N</text:span>ejhor<text:span text:style-name="T2">ší</text:span> je jejich b<text:span text:style-name="T2">ý</text:span>val<text:span text:style-name="T2">ý</text:span> p<text:span text:style-name="T2">ř</text:span>ed<text:span text:style-name="T2">á</text:span>k, n<text:span text:style-name="T3">ě</text:span>jak<text:span text:style-name="T2">ý</text:span> Dim <text:span text:style-name="T2">T</text:span>ra<text:span text:style-name="T2">t</text:span>as. Mus<text:span text:style-name="T2">í</text:span>m se p<text:span text:style-name="T2">ř</text:span>iznat, <text:span text:style-name="T2">ž</text:span>e <text:span text:style-name="T2">má</text:span>m sto chut<text:span text:style-name="T2">í</text:span> ho nechat pov<text:span text:style-name="T2">ě</text:span>sit. A vlastn<text:span text:style-name="T2">ě...</text:span> pro<text:span text:style-name="T4">č</text:span> ne? M<text:span text:style-name="T2">ě</text:span>l bych od n<text:span text:style-name="T2">ě</text:span>j u<text:span text:style-name="T2">ž</text:span> kone<text:span text:style-name="T2">č</text:span>n<text:span text:style-name="T2">ě</text:span> pokoj a t<text:span text:style-name="T2">ě</text:span>m ostatn<text:span text:style-name="T2">í</text:span>m by snad <text:span text:style-name="T2">konečně</text:span> do<text:span text:style-name="T2">šl</text:span>o<text:span text:style-name="T1">,</text:span> jak se maj<text:span text:style-name="T2">í</text:span> chovat.</text:p>
      <text:p text:style-name="Text_20_Body_20_Full_20_Page"><text:tab/>Co si o tom mysl<text:span text:style-name="T2">íš</text:span>?</text:p>
      <text:p text:style-name="P2">Marak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42bee92e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2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.199cm" fo:margin-bottom="0.199cm" loext:contextual-spacing="false" fo:text-align="center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12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Záhlaví_20_tabulky" style:display-name="Záhlaví tabulky" style:family="paragraph" style:next-style-name="Table_20_Contents" style:master-page-name="">
      <style:paragraph-properties fo:margin-top="0.101cm" fo:margin-bottom="0.101cm" loext:contextual-spacing="false" fo:text-align="center" style:justify-single-word="false" style:page-number="auto"/>
      <style:text-properties style:font-name="Georgia3" fo:font-family="Georgia" style:font-style-name="tučné" style:font-family-generic="roman" style:font-pitch="variable" fo:font-size="8pt" fo:font-weight="bold"/>
    </style:style>
    <style:style style:name="Example_20_header" style:display-name="Example header" style:family="paragraph" style:parent-style-name="Standard" style:default-outline-level="">
      <style:text-properties fo:font-style="italic" style:font-style-asian="italic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cs" fo:country="CZ" style:font-name-asian="Tahoma" style:font-family-asian="Tahoma" style:font-family-generic-asian="system" style:font-pitch-asian="variable" style:font-size-asian="10pt" style:language-asian="cs" style:country-asian="CZ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Zápatí_20_Char" style:display-name="Zápatí Char" style:family="text" style:parent-style-name="Default_20_Paragraph_20_Font">
      <style:text-properties fo:font-size="12pt" style:font-size-asian="12pt"/>
    </style:style>
    <style:style style:name="FollowedHyperlink" style:family="text">
      <style:text-properties fo:color="#800000" style:text-underline-style="solid" style:text-underline-width="auto" style:text-underline-color="font-color"/>
    </style:style>
    <style:style style:name="Nadpis_20_9_20_Char" style:display-name="Nadpis 9 Char" style:family="text" style:parent-style-name="Default_20_Paragraph_20_Font">
      <style:text-properties fo:font-size="10.5pt" style:text-underline-style="solid" style:text-underline-width="auto" style:text-underline-color="font-color" style:font-name-asian="Lucida Sans Unicode1" style:font-family-asian="'Lucida Sans Unicode'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 style:font-weight-complex="bold"/>
    </style:style>
    <style:style style:name="Nadpis_20_7_20_Char" style:display-name="Nadpis 7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6_20_Char" style:display-name="Nadpis 6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5_20_Char" style:display-name="Nadpis 5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weight-complex="bold"/>
    </style:style>
    <style:style style:name="Nadpis_20_3_20_Char" style:display-name="Nadpis 3 Char" style:family="text" style:parent-style-name="Default_20_Paragraph_20_Font">
      <style:text-properties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Nadpis_20_1_20_Char" style:display-name="Nadpis 1 Char" style:family="text" style:parent-style-name="Default_20_Paragraph_20_Font"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Nadpis_20_2_20_Char" style:display-name="Nadpis 2 Char" style:family="text" style:parent-style-name="Default_20_Paragraph_20_Font"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Základní_20_text_20_Char" style:display-name="Základní text Char" style:family="text" style:parent-style-name="Default_20_Paragraph_20_Font">
      <style:text-properties fo:font-size="12pt" style:font-size-asian="12pt"/>
    </style:style>
    <style:style style:name="Nadpis_20_8_20_Char" style:display-name="Nadpis 8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4_20_Char" style:display-name="Nadpis 4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02-14T11:26:17.281000000</dc:date>
    <meta:print-date>2113-01-01T00:00:00</meta:print-date>
    <meta:editing-cycles>22105</meta:editing-cycles>
    <meta:editing-duration>P65DT12H32M2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1" meta:paragraph-count="6" meta:word-count="65" meta:character-count="343" meta:non-whitespace-character-count="280"/>
  </office:meta>
</office:document-meta>
</file>